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bottom="0in" fo:margin-left="0.4916in">
        <style:tab-stops/>
      </style:paragraph-properties>
      <style:text-properties fo:font-size="14pt" style:font-size-asian="14pt" style:font-size-complex="14pt"/>
    </style:style>
    <style:style style:name="P11" style:parent-style-name="Título1" style:family="paragraph">
      <style:paragraph-properties fo:margin-top="0in"/>
      <style:text-properties fo:font-size="16pt" style:font-size-asian="16pt" style:font-size-complex="16pt"/>
    </style:style>
    <style:style style:name="P12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13" style:parent-style-name="Párrafodelista" style:family="paragraph">
      <style:paragraph-properties fo:margin-bottom="0in"/>
      <style:text-properties fo:font-size="14pt" style:font-size-asian="14pt" style:font-size-complex="14pt"/>
    </style:style>
    <style:style style:name="P14" style:parent-style-name="Párrafodelista" style:family="paragraph">
      <style:paragraph-properties fo:margin-bottom="0in"/>
    </style:style>
    <style:style style:name="T15" style:parent-style-name="Fuentedepárrafopredeter." style:family="text">
      <style:text-properties fo:font-size="14pt" style:font-size-asian="14pt" style:font-size-complex="14pt" fo:language="en" fo:country="US"/>
    </style:style>
    <style:style style:name="P16" style:parent-style-name="Párrafodelista" style:family="paragraph">
      <style:paragraph-properties fo:margin-bottom="0in"/>
    </style:style>
    <style:style style:name="T17" style:parent-style-name="Fuentedepárrafopredeter." style:family="text">
      <style:text-properties fo:font-size="14pt" style:font-size-asian="14pt" style:font-size-complex="14pt" fo:language="en" fo:country="US"/>
    </style:style>
    <style:style style:name="P18" style:parent-style-name="Párrafodelista" style:family="paragraph">
      <style:paragraph-properties fo:margin-bottom="0in"/>
    </style:style>
    <style:style style:name="T19" style:parent-style-name="Fuentedepárrafopredeter." style:family="text">
      <style:text-properties fo:font-size="14pt" style:font-size-asian="14pt" style:font-size-complex="14pt" fo:language="en" fo:country="US"/>
    </style:style>
    <style:style style:name="P20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21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22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2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25" style:parent-style-name="Normal" style:family="paragraph">
      <style:paragraph-properties fo:margin-bottom="0in"/>
    </style:style>
    <style:style style:name="T26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27" style:parent-style-name="Fuentedepárrafopredeter." style:family="text">
      <style:text-properties style:font-name="Arial" fo:font-size="12pt" style:font-size-asian="12pt" style:font-size-complex="12pt"/>
    </style:style>
    <style:style style:name="T28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2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32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33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4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35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36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37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39" style:parent-style-name="Normal" style:family="paragraph">
      <style:paragraph-properties fo:margin-bottom="0in" fo:margin-left="0.4916in">
        <style:tab-stops/>
      </style:paragraph-properties>
      <style:text-properties style:font-name="Arial" fo:font-size="12pt" style:font-size-asian="12pt" style:font-size-complex="12pt" fo:language="en" fo:country="US"/>
    </style:style>
    <style:style style:name="P40" style:parent-style-name="Normal" style:family="paragraph">
      <style:paragraph-properties fo:margin-bottom="0in"/>
    </style:style>
    <style:style style:name="T41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42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4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45" style:parent-style-name="Normal" style:family="paragraph">
      <style:paragraph-properties fo:margin-bottom="0in"/>
    </style:style>
    <style:style style:name="T46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T47" style:parent-style-name="Fuentedepárrafopredeter." style:family="text">
      <style:text-properties style:font-name="Arial" fo:font-size="12pt" style:font-size-asian="12pt" style:font-size-complex="12pt"/>
    </style:style>
    <style:style style:name="P48" style:parent-style-name="Normal" style:family="paragraph">
      <style:paragraph-properties fo:margin-bottom="0in"/>
      <style:text-properties style:font-name="Arial" fo:font-size="12pt" style:font-size-asian="12pt" style:font-size-complex="12pt"/>
    </style:style>
    <style:style style:name="P49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50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51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52" style:parent-style-name="Normal" style:family="paragraph">
      <style:paragraph-properties fo:margin-bottom="0in" fo:text-indent="0.4916in"/>
      <style:text-properties style:font-name="Arial" fo:font-size="12pt" style:font-size-asian="12pt" style:font-size-complex="12pt"/>
    </style:style>
    <style:style style:name="P5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8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59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0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3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6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/>
    </style:style>
    <style:style style:name="T68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6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/>
    </style:style>
    <style:style style:name="T71" style:parent-style-name="Fuentedepárrafopredeter." style:family="text">
      <style:text-properties style:font-name="Arial" fo:font-size="12pt" style:font-size-asian="12pt" style:font-size-complex="12pt" fo:language="en" fo:country="US"/>
    </style:style>
    <style:style style:name="P7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7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78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79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80" style:parent-style-name="Normal" style:family="paragraph">
      <style:paragraph-properties fo:margin-bottom="0in" fo:text-indent="0.4916in"/>
      <style:text-properties style:font-name="Arial" fo:font-size="12pt" style:font-size-asian="12pt" style:font-size-complex="12pt" fo:language="en" fo:country="US"/>
    </style:style>
    <style:style style:name="P81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2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3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4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5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6" style:parent-style-name="Normal" style:family="paragraph">
      <style:paragraph-properties fo:margin-bottom="0in"/>
      <style:text-properties style:font-name="Arial" fo:font-size="12pt" style:font-size-asian="12pt" style:font-size-complex="12pt" fo:language="en" fo:country="US"/>
    </style:style>
    <style:style style:name="P87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8" style:parent-style-name="Normal" style:family="paragraph">
      <style:paragraph-properties fo:margin-bottom="0in"/>
      <style:text-properties fo:font-size="14pt" style:font-size-asian="14pt" style:font-size-complex="14pt" fo:language="en" fo:country="US"/>
    </style:style>
    <style:style style:name="P89" style:parent-style-name="Normal" style:family="paragraph">
      <style:text-properties fo:font-size="14pt" style:font-size-asian="14pt" style:font-size-complex="14pt" fo:language="en" fo:country="US"/>
    </style:style>
    <style:style style:name="P90" style:parent-style-name="Normal" style:family="paragraph">
      <style:text-properties fo:font-size="14pt" style:font-size-asian="14pt" style:font-size-complex="14pt" fo:language="en" fo:country="US"/>
    </style:style>
    <style:style style:name="P91" style:parent-style-name="Normal" style:family="paragraph">
      <style:text-properties fo:font-size="14pt" style:font-size-asian="14pt" style:font-size-complex="14pt" fo:language="en" fo:country="US"/>
    </style:style>
    <style:style style:name="P92" style:parent-style-name="Normal" style:family="paragraph">
      <style:text-properties fo:font-size="14pt" style:font-size-asian="14pt" style:font-size-complex="14pt" fo:language="en" fo:country="US"/>
    </style:style>
    <style:style style:name="P93" style:parent-style-name="Normal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Base datos Maleteo(MONGO)(v4)</text:p>
      <text:p text:style-name="P3">NOTA:</text:p>
      <text:p text:style-name="P4"/>
      <text:p text:style-name="P5">Se cambia los objectID por claves en spaces y en reservations. El spaces.title es único y se utiliza como clave única. En<text:s/>spaces el user_id<text:s/>pasa a ser email.<text:s/>En reservations se sustituyo los objectID por claves<text:s/>20200616.</text:p>
      <text:p text:style-name="P6">(V3)Se introduce la foto de {users}. Obligatorio en guardian 20200612.</text:p>
      <text:p text:style-name="P7"><text:s/>(V3)Se introduce la latitud y longitud a la versión anterior. 20200611.</text:p>
      <text:p text:style-name="P8"><text:s text:c="12"/></text:p>
      <text:p text:style-name="P9">Nomenclature:<text:s/></text:p>
      <text:p text:style-name="P10">Todos los campos van en minusculas</text:p>
      <text:h text:style-name="P11" text:outline-level="1">Collections</text:h>
      <text:list text:style-name="LFO1" text:continue-numbering="true">
        <text:list-item>
          <text:p text:style-name="P12">.users</text:p>
        </text:list-item>
        <text:list-item>
          <text:p text:style-name="P13">spaces</text:p>
        </text:list-item>
        <text:list-item>
          <text:p text:style-name="P14"><text:span text:style-name="T15">experiences</text:span></text:p>
        </text:list-item>
        <text:list-item>
          <text:p text:style-name="P16"><text:span text:style-name="T17">blog</text:span></text:p>
        </text:list-item>
        <text:list-item>
          <text:p text:style-name="P18"><text:span text:style-name="T19">reservations</text:span></text:p>
        </text:list-item>
      </text:list>
      <text:p text:style-name="P20"/>
      <text:p text:style-name="P21">users{</text:p>
      <text:p text:style-name="P22"><text:tab/>_id:&lt;ObjectIDusers&gt;, <text:s text:c="3"/>//lo pone el sistema</text:p>
      <text:p text:style-name="P23">name: &lt;string&gt;, <text:s text:c="3"/>//minimo de 5 a 10 carácter REQUIRED</text:p>
      <text:p text:style-name="P24">surname:&lt;string&gt;<text:s/>, <text:s text:c="3"/>REQUIRED</text:p>
      <text:p text:style-name="P25"><text:span text:style-name="T26"><text:tab/></text:span><text:span text:style-name="T27">email:&lt;string&gt;, <text:s text:c="2"/>//tiene que tener el simbolo @.<text:s/></text:span><text:span text:style-name="T28">UNICO</text:span></text:p>
      <text:p text:style-name="P29">password:&lt;string&gt; , <text:s/>//dato encriptado. REQUIRED</text:p>
      <text:p text:style-name="P30">birthdate: date, <text:s text:c="4"/>//format yyyy-mm-dd</text:p>
      <text:p text:style-name="P31">guardian: false or true // Tiene que terner al menos un spaces</text:p>
      <text:p text:style-name="P32">photo:&lt;string&gt;<text:s text:c="4"/>//url_photo. Solo obligatorio en guardian</text:p>
      <text:p text:style-name="P33">}</text:p>
      <text:p text:style-name="P34">Spaces{</text:p>
      <text:p text:style-name="P35">_id:&lt;ObjectIDspaces&gt;, <text:s text:c="3"/>//lo pone el sistema</text:p>
      <text:p text:style-name="P36">Email:&lt;string&gt; REQUIRED <text:s text:c="3"/>//id de users<text:s/>Y TIENE QUE ESTAR EN<text:s/>{users.email}</text:p>
      <text:p text:style-name="P37">alias:&lt;string&gt;<text:s/>//ONLY INFORMACION FOR GUARDIAN<text:s/>REQUIRED</text:p>
      <text:p text:style-name="P38">Title:&lt;string&gt; <text:s/>REQUIRED, UNIQUE</text:p>
      <text:p text:style-name="P39">localization: &lt;string&gt;, <text:s text:c="3"/>//ciudad “separado con ,”calle y numero (UNIQUE AND REQUIRED)</text:p>
      <text:p text:style-name="P40"><text:span text:style-name="T41"><text:tab/></text:span><text:span text:style-name="T42">photos: [</text:span></text:p>
      <text:p text:style-name="P43"><text:tab/><text:tab/>photo:&lt;string&gt; // <text:s/>url_photo</text:p>
      <text:p text:style-name="P44"><text:tab/>]</text:p>
      <text:p text:style-name="P45"><text:span text:style-name="T46"><text:tab/></text:span><text:span text:style-name="T47">property: string <text:s text:c="3"/>//lista: casa, hotel, establecimiento REQUIRED</text:span></text:p>
      <text:p text:style-name="P48"><text:tab/>space:string <text:s text:c="8"/>//lista: Habitacion, Hall,Trastero, buhardilla, garaje REQUIRED</text:p>
      <text:p text:style-name="P49">locker: &lt;string&gt; <text:s text:c="4"/>// “el salón de su casa será el lugar ideoneo para alojar tus maletas”</text:p>
      <text:p text:style-name="P50">availabilty: &lt;string&gt; // NO UTILIZAMOS A LA HORA DE FILTRAR</text:p>
      <text:p text:style-name="P51">services: &lt;string&gt; <text:s text:c="10"/>//descripción</text:p>
      <text:soft-page-break/>
      <text:p text:style-name="P52">discount:&lt;number&gt; <text:s text:c="3"/>//descuento en euros sobre el precio básico</text:p>
      <text:p text:style-name="P53">latitud:&lt;number&gt;</text:p>
      <text:p text:style-name="P54">longitud:&lt;number&gt;</text:p>
      <text:p text:style-name="P55">}</text:p>
      <text:p text:style-name="P56"/>
      <text:p text:style-name="P57"/>
      <text:p text:style-name="P58">experiences{</text:p>
      <text:p text:style-name="P59"><text:tab/>_id:&lt;objectID&gt;<text:s text:c="6"/>//put by the systems</text:p>
      <text:p text:style-name="P60"><text:tab/>photo: &lt;string&gt; url_photos</text:p>
      <text:p text:style-name="P61"><text:tab/>title:&lt;string&gt;</text:p>
      <text:p text:style-name="P62"><text:tab/>text:&lt;string&gt;</text:p>
      <text:p text:style-name="P63">rating:&lt;number&gt; <text:s text:c="5"/>//o to 5</text:p>
      <text:p text:style-name="P64">}</text:p>
      <text:p text:style-name="P65">blogs{</text:p>
      <text:p text:style-name="P66"><text:tab/>_id:&lt;ObjectID&gt; <text:s text:c="3"/>////put by the systems</text:p>
      <text:p text:style-name="P67"><text:span text:style-name="T68"><text:tab/>logo:&lt;string &gt; //url_logo<text:s/></text:span></text:p>
      <text:p text:style-name="P69">photo:&lt;string&gt; //url_photos</text:p>
      <text:p text:style-name="P70"><text:span text:style-name="T71"><text:tab/>title:&lt;string&gt;</text:span></text:p>
      <text:p text:style-name="P72"><text:tab/>text: :&lt;string&gt;</text:p>
      <text:p text:style-name="P73">}</text:p>
      <text:p text:style-name="P74"/>
      <text:p text:style-name="P75">reservations{</text:p>
      <text:p text:style-name="P76"><text:tab/>_id: &lt;ObjectID&gt; <text:s text:c="3"/>//put by the systems</text:p>
      <text:p text:style-name="P77"><text:tab/>useremail:&lt;string&gt; <text:s text:c="3"/>// {tiene que existir en {users.email}</text:p>
      <text:p text:style-name="P78">guardianemail:&lt;string&gt;,<text:s text:c="3"/>// La pareja {guardianemail,spacetitle} tiene que existir en spaces</text:p>
      <text:p text:style-name="P79">spacetitle:&lt;string&gt;<text:s/>,<text:s text:c="11"/>// <text:s text:c="18"/>{spaces.email,spaces.title}</text:p>
      <text:p text:style-name="P80">deliver:&lt;date&gt; <text:s text:c="2"/>//format <text:s text:c="2"/>HH:MM <text:s/>YYYY-MM-DD <text:s text:c="7"/>fecha de entrega</text:p>
      <text:p text:style-name="P81"><text:tab/>removal:&lt;date&gt; <text:s text:c="2"/>//format <text:s text:c="2"/>HH:MM <text:s/>YYYY-MM-DD<text:s text:c="4"/>luggage removal fecha</text:p>
      <text:p text:style-name="P82"><text:tab/>pieces:&lt;number&gt; <text:s text:c="3"/>//numero de piezas</text:p>
      <text:p text:style-name="P83"><text:tab/>code:&lt;string&gt; <text:s text:c="3"/>//reserve code</text:p>
      <text:p text:style-name="P84"><text:tab/>state:&lt;string&gt; <text:s text:c="3"/>// lista: Reject, Accept, Pending <text:s text:c="3"/>NOTE: En el insert must be with Pending</text:p>
      <text:p text:style-name="P85"><text:s text:c="10"/>price:&lt;number&gt; <text:s text:c="2"/>//total price in this reservation</text:p>
      <text:p text:style-name="P86">}</text:p>
      <text:p text:style-name="P87"/>
      <text:p text:style-name="P88"/>
      <text:p text:style-name="P89"><text:tab/></text:p>
      <text:p text:style-name="P90"/>
      <text:p text:style-name="P91"/>
      <text:p text:style-name="P92"/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Piedepágina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</office:automatic-styles>
  <office:master-styles>
    <style:master-page style:name="MP0" style:page-layout-name="PL0">
      <style:footer>
        <text:p text:style-name="P2">16/06/2020 9:49<text:bookmark-start text:name="_Hlt43192515"/><text:bookmark-start text:name="_Hlt43192516"/><text:bookmark-start text:name="_Hlt43192520"/><text:span text:style-name="Textodelmarcadordeposición">[Asunto]</text:span><text:bookmark-end text:name="_Hlt43192515"/><text:bookmark-end text:name="_Hlt43192516"/><text:bookmark-end text:name="_Hlt43192520"/><text:tab/><text:file-name text:fixed="false" text:display="name-and-extension">Base datos Maleteo_v4.odt</text:file-name><text:tab/>[Escriba texto]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strador</meta:initial-creator>
    <dc:creator>Administrador</dc:creator>
    <meta:creation-date>2020-06-16T07:15:00Z</meta:creation-date>
    <dc:date>2020-06-16T14:28:00Z</dc:date>
    <meta:print-date>2020-06-16T14:25:00Z</meta:print-date>
    <meta:template xlink:href="Normal.dotm" xlink:type="simple"/>
    <meta:editing-cycles>8</meta:editing-cycles>
    <meta:editing-duration>PT25980S</meta:editing-duration>
    <meta:document-statistic meta:page-count="2" meta:paragraph-count="5" meta:word-count="415" meta:character-count="2695" meta:row-count="19" meta:non-whitespace-character-count="2285"/>
  </office:meta>
</office:document-meta>
</file>